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f6ee" officeooo:paragraph-rsid="000df6ee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f6ee" officeooo:paragraph-rsid="000ee07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f6ee" officeooo:paragraph-rsid="000df6ee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18fe" officeooo:paragraph-rsid="001118fe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18fe" officeooo:paragraph-rsid="00117ae6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7ae6" officeooo:paragraph-rsid="00117ae6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35fb" officeooo:paragraph-rsid="001235fb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e079" officeooo:paragraph-rsid="000ee079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ee079" officeooo:paragraph-rsid="000ee079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118fe" officeooo:paragraph-rsid="001118fe" style:font-size-asian="13.1000003814697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c379" officeooo:paragraph-rsid="0010c379" style:font-size-asian="13.1000003814697pt" style:font-size-complex="15pt"/>
    </style:style>
    <style:style style:name="P1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18fe" officeooo:paragraph-rsid="001118fe" style:font-size-asian="13.1000003814697pt" style:font-size-complex="15pt"/>
    </style:style>
    <style:style style:name="P1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18fe" officeooo:paragraph-rsid="001118fe" style:font-size-asian="13.1000003814697pt" style:font-size-complex="15pt"/>
    </style:style>
    <style:style style:name="P1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18fe" officeooo:paragraph-rsid="00117ae6" style:font-size-asian="13.1000003814697pt" style:font-size-complex="15pt"/>
    </style:style>
    <style:style style:name="P1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7ae6" officeooo:paragraph-rsid="00117ae6" style:font-size-asian="13.1000003814697pt" style:font-size-complex="15pt"/>
    </style:style>
    <style:style style:name="P1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35fb" officeooo:paragraph-rsid="001235fb" style:font-size-asian="13.1000003814697pt" style:font-size-complex="15pt"/>
    </style:style>
    <style:style style:name="P18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e493" officeooo:paragraph-rsid="0012e493" style:font-size-asian="13.1000003814697pt" style:font-size-complex="15pt"/>
    </style:style>
    <style:style style:name="P19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26d5" officeooo:paragraph-rsid="000e26d5" style:font-size-asian="13.1000003814697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e079"/>
    </style:style>
    <style:style style:name="T3" style:family="text">
      <style:text-properties officeooo:rsid="0012e4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3">&lt;div <text:span text:style-name="T2">id = “TantoFaz”</text:span>class=”<text:span text:style-name="T2">carousel slide”</text:span>&gt;&lt;/div&gt;</text:p>
      <text:p text:style-name="P3"/>
      <text:p text:style-name="P10">Indicadores</text:p>
      <text:p text:style-name="P9">São bolinhas pequenas que ficam no carousel para clicar</text:p>
      <text:p text:style-name="P9">&lt;ol class=”carousel-indicators”&gt;</text:p>
      <text:p text:style-name="P9"><text:s text:c="5"/>&lt;li data-target=”#TantoFaz” data-slide-to=”0” class=”active”&gt;&lt;/li&gt;</text:p>
      <text:p text:style-name="P9"><text:s text:c="5"/>&lt;li data-target=”#TantoFaz” data-slide-to=”1” &gt;&lt;/li&gt;</text:p>
      <text:p text:style-name="P9"><text:s text:c="5"/>&lt;li data-target=”#TantoFaz” data-slide-to=”2” &gt;&lt;/li&gt;</text:p>
      <text:p text:style-name="P9"/>
      <text:p text:style-name="P9">&lt;/ol&gt;</text:p>
      <text:p text:style-name="P2"/>
      <text:list xml:id="list6132887080575566865" text:style-name="L1">
        <text:list-item>
          <text:p text:style-name="P12">data-targer: alvo para onde esta sendo inserido</text:p>
        </text:list-item>
      </text:list>
      <text:list xml:id="list5251579575114980686" text:style-name="L2">
        <text:list-item>
          <text:p text:style-name="P13">Por ser um arrey, começa no índice zero</text:p>
        </text:list-item>
      </text:list>
      <text:p text:style-name="P4"/>
      <text:p text:style-name="P11">Camadas</text:p>
      <text:p text:style-name="P4"/>
      <text:p text:style-name="P5">base para conteúdo:</text:p>
      <text:list xml:id="list8551364283320845843" text:style-name="L3">
        <text:list-item>
          <text:p text:style-name="P14">&lt;div class=”carousel-inner” role=”listbox”&gt;</text:p>
          <text:p text:style-name="P14">&lt;/div&gt;</text:p>
        </text:list-item>
        <text:list-item>
          <text:p text:style-name="P15"><text:span text:style-name="T1">role</text:span>: acessibilidade (é sempre om colocar)</text:p>
        </text:list-item>
      </text:list>
      <text:p text:style-name="P6"/>
      <text:p text:style-name="P7">conteúdo:</text:p>
      <text:list xml:id="list1644885473437039796" text:style-name="L4">
        <text:list-item>
          <text:p text:style-name="P16">&lt;div class=”item <text:span text:style-name="T1">active</text:span>”&gt;</text:p>
        </text:list-item>
        <text:list-item>
          <text:p text:style-name="P16"><text:s text:c="3"/>&lt;img src=”...” alt=”...”&gt;</text:p>
        </text:list-item>
        <text:list-item>
          <text:p text:style-name="P16"><text:s text:c="3"/>&lt;div class=”carousel-caption”&gt;</text:p>
        </text:list-item>
        <text:list-item>
          <text:p text:style-name="P16"><text:s text:c="4"/>descrição da foto</text:p>
        </text:list-item>
        <text:list-item>
          <text:p text:style-name="P16"><text:s text:c="4"/>&lt;/div&gt;</text:p>
        </text:list-item>
        <text:list-item>
          <text:p text:style-name="P16">&lt;/div&gt;</text:p>
        </text:list-item>
      </text:list>
      <text:p text:style-name="P7"/>
      <text:p text:style-name="P8"><text:span text:style-name="T1">Métodos</text:span>:</text:p>
      <text:p text:style-name="P8"/>
      <text:list xml:id="list1334779675773710427" text:style-name="L5">
        <text:list-item>
          <text:p text:style-name="P17">.<text:span text:style-name="T3">carousel(‘pause’)</text:span></text:p>
        </text:list-item>
        <text:list-item>
          <text:p text:style-name="P17">.<text:span text:style-name="T3">carousel(number)</text:span></text:p>
          <text:list>
            <text:list-item>
              <text:p text:style-name="P18">carrega slide inicial</text:p>
            </text:list-item>
          </text:list>
        </text:list-item>
        <text:list-item>
          <text:p text:style-name="P17">.<text:span text:style-name="T3">carousel(‘next’)</text:span></text:p>
        </text:list-item>
        <text:list-item>
          <text:p text:style-name="P17">.<text:span text:style-name="T3">carousel(‘prev’)</text:span></text:p>
        </text:list-item>
      </text:list>
      <text:p text:style-name="P4"/>
      <text:p text:style-name="P4"><text:soft-page-break/>Da também pra colocar um botão</text:p>
      <text:p text:style-name="P4"/>
      <text:p text:style-name="P4">&lt;div class=”alert alert-success <text:span text:style-name="T1">alert-dismissible</text:span>”&gt;</text:p>
      <text:p text:style-name="P4"><text:s text:c="3"/>aeeee meo!</text:p>
      <text:p text:style-name="P4"><text:s text:c="3"/>&lt;button class=”<text:span text:style-name="T1">close</text:span>” <text:span text:style-name="T1">data-dismiss</text:span>=”alert”&gt;&amp;times;&lt;/button&gt;</text:p>
      <text:p text:style-name="P4">&lt;/div&gt;</text:p>
      <text:p text:style-name="P4"/>
      <text:list xml:id="list4734873618963112864" text:style-name="L6">
        <text:list-item>
          <text:p text:style-name="P19">alert-dismissile: é uma classe complementar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27T10:50:32.546424550</dc:date>
    <meta:editing-duration>PT39M17S</meta:editing-duration>
    <meta:editing-cycles>9</meta:editing-cycles>
    <meta:document-statistic meta:table-count="0" meta:image-count="0" meta:object-count="0" meta:page-count="2" meta:paragraph-count="36" meta:word-count="124" meta:character-count="1013" meta:non-whitespace-character-count="907"/>
  </office:meta>
</office:document-meta>
</file>